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CompatibleConflictManager.blackListIncompatibleCallerAndRestartResolveIfPossible( IvySettings settings , IvyNode parent , IvyNode selected , IvyNode evic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stCompatibleConflictManager.resolveConflicts( IvyNode parent , Collection conflic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atestCompatibleConflictManager.handleIncompatibleConflict( IvyNode parent , Collection conflicts , IvyNode node , IvyNode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stCompatibleConflictManager.LatestCompatible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stCompatibleConflictManager.blackListIncompatibleCaller( VersionMatcher versionMatcher , IvyNode conflictParent , IvyNode selectedNode , IvyNode evictedNode , Stack callerStac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atestCompatibleConflictManager.handleAllBlacklistedRevisions( DependencyDescriptor dd , Collection foundBlacklis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stCompatibleConflictManager.handleUnsolvableConflict( IvyNode parent , Collection conflicts , IvyNode node1 , IvyNode nod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mpatibleConflict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mpatibleConflictManager.LatestCompatibleConflictManager( String name , Latest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